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50000019E36CD4D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P8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 fo:text-align="center" style:justify-single-word="false"/>
    </style:style>
    <style:style style:name="P10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1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3" style:family="paragraph" style:parent-style-name="Standard">
      <style:text-properties fo:font-size="12pt" fo:language="en" fo:country="US" style:font-size-asian="12pt" style:font-size-complex="12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fo:color="#dddddd" fo:font-size="150pt" style:font-size-asian="150pt" style:font-size-complex="15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style:font-name="Times New Roman" fo:font-size="12pt" fo:font-weight="normal" officeooo:rsid="001c32e7" style:font-name-asian="ArialMT" style:font-size-asian="12pt" style:font-weight-asian="normal" style:font-name-complex="ArialMT" style:font-size-complex="12pt" style:font-weight-complex="normal"/>
    </style:style>
    <style:style style:name="T5" style:family="text">
      <style:text-properties style:use-window-font-color="true" style:font-name="Times New Roman" fo:font-size="12pt" fo:font-weight="normal" officeooo:rsid="00208551" style:font-name-asian="ArialMT" style:font-size-asian="12pt" style:font-weight-asian="normal" style:font-name-complex="ArialMT" style:font-size-complex="12pt" style:font-weight-complex="normal"/>
    </style:style>
    <style:style style:name="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9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11" style:family="text">
      <style:text-properties style:use-window-font-color="true" fo:font-weight="bold" officeooo:rsid="001c32e7" style:font-name-asian="Helvetica-Bold" style:font-weight-asian="bold" style:font-name-complex="Helvetica-Bold" style:font-weight-complex="bold"/>
    </style:style>
    <style:style style:name="T12" style:family="text">
      <style:text-properties style:use-window-font-color="true" fo:font-weight="bold" officeooo:rsid="001ebdcb" style:font-name-asian="Helvetica-Bold" style:font-weight-asian="bold" style:font-name-complex="Helvetica-Bold" style:font-weight-complex="bold"/>
    </style:style>
    <style:style style:name="T13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4" style:family="text">
      <style:text-properties style:use-window-font-color="true" style:font-name="Arial" fo:font-size="14pt" fo:font-weight="bold" officeooo:rsid="00208551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5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7" style:family="text">
      <style:text-properties fo:font-size="8pt" style:font-size-asian="8pt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officeooo:rsid="001ebdcb"/>
    </style:style>
    <style:style style:name="T23" style:family="text">
      <style:text-properties style:font-name="Times New Roman1" fo:font-size="1pt" style:font-name-asian="Times New Roman1" style:font-name-complex="Times New Roman1"/>
    </style:style>
    <style:style style:name="T24" style:family="text">
      <style:text-properties fo:color="#dddddd" fo:font-size="150pt" style:font-size-asian="150pt" style:font-size-complex="15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4.7909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40367307197440" text:id="ct140367307197440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40367357987648" text:id="ct14036735798764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67358250944" text:id="ct14036735825094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67358188960" text:id="ct140367358188960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40367358040560" text:id="ct140367358040560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40367358285440" text:id="ct14036735828544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draw:frame text:anchor-type="paragraph" draw:z-index="2" draw:style-name="gr2" draw:text-style-name="P18" svg:width="8.7768in" svg:height="4.7913in" draw:transform="skewX (5.49181449609752E-017) rotate (1.13446401379631) translate (-0.833333333333333in 5.64583333333333in)"><draw:text-box><text:p text:style-name="P17"><text:span text:style-name="T24">Draft for Comment</text:span></text:p></draw:text-box></draw:frame><text:change text:change-id="ct140367307197440"/><text:change-start text:change-id="ct140367357987648"/>Adopt<text:change-end text:change-id="ct140367357987648"/>ed<text:change-start text:change-id="ct140367358250944"/> as a <text:change-end text:change-id="ct140367358250944"/>NMRA <text:change-start text:change-id="ct140367358188960"/>Standard<text:change-end text:change-id="ct140367358188960"/></text:h>
      </text:section>
      <text:p text:style-name="Standard">The OpenLCB Standard document appended to this cover sheet has been formally adopted as a NMRA Standard by the NMRA Board of Directors on the date shown in the <text:span text:style-name="T21">Adopted</text:span> column in the <text:span text:style-name="T20">Version History</text:span> table below.</text:p>
      <text:h text:style-name="Heading_20_1" text:outline-level="1"><text:change text:change-id="ct140367358040560"/><text:change-start text:change-id="ct140367358285440"/>Version History<text:change-end text:change-id="ct14036735828544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</text:span></text:span><text:span text:style-name="Page_20_Number"><text:span text:style-name="T5">8</text:span></text:span><text:span text:style-name="Page_20_Number"><text:span text:style-name="T3">, 201</text:span></text:span><text:span text:style-name="Page_20_Number"><text:span text:style-name="T4">6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 <text:span text:style-name="T22">submitted for public comment</text:span>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1" svg:font-family="Aria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fo:font-variant="normal" fo:text-transform="none" fo:color="#000000" style:font-name="Arial1" fo:font-size="15pt" fo:letter-spacing="normal" fo:font-style="normal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b82ce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style:font-name="Arial" fo:font-size="14pt" fo:font-weight="bold" officeooo:rsid="00208551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1" style:family="text">
      <style:text-properties style:use-window-font-color="true" style:font-name="Arial" fo:font-size="14pt" fo:font-weight="bold" officeooo:rsid="001c32e7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2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3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4" style:family="text">
      <style:text-properties style:use-window-font-color="true" fo:font-weight="bold" officeooo:rsid="001c32e7" style:font-name-asian="Helvetica-Bold" style:font-weight-asian="bold" style:font-name-complex="Helvetica-Bold" style:font-weight-complex="bold"/>
    </style:style>
    <style:style style:name="MT15" style:family="text">
      <style:text-properties style:use-window-font-color="true" fo:font-weight="bold" officeooo:rsid="001ebdcb" style:font-name-asian="Helvetica-Bold" style:font-weight-asian="bold" style:font-name-complex="Helvetica-Bold" style:font-weight-complex="bold"/>
    </style:style>
    <style:style style:name="MT16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7" style:family="text">
      <style:text-properties fo:font-size="8pt" style:font-size-asian="8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6-02-09T20:29:52.242283746" text:date-adjust="PT1440H00M00S">Apr 9, 2016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><draw:frame draw:style-name="Mfr1" draw:name="Image1" text:anchor-type="paragraph" svg:x="-0.078in" svg:y="0.3075in" svg:width="1.7965in" svg:height="1.7661in" draw:z-index="1"><draw:image xlink:href="Pictures/10000201000001A50000019E36CD4D1E.png" xlink:type="simple" xlink:show="embed" xlink:actuate="onLoad"/></draw:fram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Firmware Upgrade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</text:span></text:span><text:span text:style-name="Page_20_Number"><text:span text:style-name="MT10">8</text:span></text:span><text:span text:style-name="Page_20_Number"><text:span text:style-name="MT9">, 201</text:span></text:span><text:span text:style-name="Page_20_Number"><text:span text:style-name="MT11">6</text:span></text:span></text:p>
            </table:table-cell>
            <table:table-cell table:style-name="Table1.C1" office:value-type="string">
              <text:p text:style-name="MP12"><text:span text:style-name="MT12">S-</text:span><text:span text:style-name="MT13">9.7.</text:span><text:span text:style-name="MT14">4</text:span><text:span text:style-name="MT13">.</text:span><text:span text:style-name="MT15">4</text:span><text:span text:style-name="MT16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7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103</meta:editing-cycles>
    <meta:editing-duration>PT18H58M50S</meta:editing-duration>
    <meta:generator>LibreOffice/4.4.0.3$MacOSX_X86_64 LibreOffice_project/de093506bcdc5fafd9023ee680b8c60e3e0645d7</meta:generator>
    <dc:date>2016-02-09T20:29:52.062422000</dc:date>
    <meta:printed-by>Bob Jacobsen</meta:printed-by>
    <meta:print-date>2010-09-15T08:46:04</meta:print-date>
    <meta:document-statistic meta:table-count="2" meta:image-count="1" meta:object-count="0" meta:page-count="1" meta:paragraph-count="14" meta:word-count="79" meta:character-count="476" meta:non-whitespace-character-count="404"/>
  </office:meta>
</office:document-meta>
</file>